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6_40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Funeral sermon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1</text:p>
      <text:p text:style-name="P2">Fragment<text:tab/><text:tab/><text:tab/><text:tab/><text:tab/></text:p>
      <text:p text:style-name="P2">Pagination <text:tab/><text:tab/><text:tab/><text:tab/><text:tab/>N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7">For a funeral/</text:p>
      <text:p text:style-name="P6">Immutably beautiful is the eighth psalm of/ David. <text:s/>The inspired author rising his eyes heaven-/-ward, and contemplating nature, wonders that God,/ who commanded and the sky was studded with shi-/-ning lights; who wished and worlds whirled/ round the boundless space, would deign to care/ for man-man, a speck in the vastness of crea-/-tion. <text:s/>But the psalmist marvels not/ alone that God shows His goodness by taking know-/-ledge of man--for all beings, animate or inani-/-mate; drive existence and maintenance from the power of the Almighty,/ but that man should have received faculties so/ excellent as to render him only a little less than/ angels [Hebrew]. <text:s/>Then David proceeds to describe in his glow-/-ing language those faculties by the exercise of/ which man <text:span text:style-name="T2">contrives</text:span><text:span text:style-name="T3"> discerns and discovers and invents/ all means to place innumerable objects under/ his control, or, to express it as in the text, to be/ "crowned with glory and majesty" [Hebrew]/ Yes: stupendous are the faculties of the mind,/</text:span></text:p>
      <text:p text:style-name="P6"><text:span text:style-name="T3"/></text:p>
      <text:p text:style-name="P6"><text:span text:style-name="T3">[Page 2]</text:span></text:p>
      <text:p text:style-name="P6"><text:span text:style-name="T3">and verily they represent a </text:span><text:span text:style-name="T2">very</text:span><text:span text:style-name="T3"> most noble part of/ man's nature. <text:s/>But only a part, not the/ whole nature of man. <text:s/>The Sovereign Lord/ who breathed into us spirituality--intelligence--/for high purposes of life, has given us also feel-/-ings--sentiments--which constitute one half, so to say, of our/ being. <text:s/>It is right to value the former, but/ it </text:span><text:span text:style-name="T2">is</text:span><text:span text:style-name="T3"> would be religiously wrong to despise the latter./ <text:s/>And I will prove it. <text:s/>The Bible which/ ought to serve us as a guide, appeals oftener/ to our </text:span><text:span text:style-name="T2">sentiments</text:span><text:span text:style-name="T3"> hearts than to our powers of reflection./ <text:s/>It even lowers the Almighty down to our own/ level, in order to encourage in us loving-kindness,/ compassion, forgiveness. <text:s/>Thus we read that/ God is the Father of the fatherless, that God/ </text:span><text:soft-page-break/><text:span text:style-name="T3">pleads the cause of the widow, that He is slow/ to anger and He abundantly pardons; expressions evi-/-dently intended to strengthen our emotional nature,/ as the spring of virtues, without which we/ might be cold-hearted philosophers, but we could/ never enjoy the sweet relationship of man/ with his neighbor during this terrestrial journey./</text:span></text:p>
      <text:p text:style-name="P6"><text:span text:style-name="T3"/></text:p>
      <text:p text:style-name="P6"><text:span text:style-name="T3">[Page 3]</text:span></text:p>
      <text:p text:style-name="P6"><text:span text:style-name="T3">Now, brethren, it is because we possess sen-/-timents, that we sympathise with Mrs. H. W./ A., with her son and her daughter, and all/ who yearned after the creature of God </text:span><text:span text:style-name="T2">coffined</text:span><text:span text:style-name="T3"> encased/ within this chest. <text:s/>It is because we who/ knew him, can recall the fond </text:span><text:span text:style-name="T2">affection</text:span><text:span text:style-name="T3"> love he bes-/-towed upon those near to his heart, that, look-/-ing at this </text:span><text:span text:style-name="T2">mortuary chest,</text:span><text:span text:style-name="T3"> coffin we lament the de-/cease of a fellow-Israelite, who, </text:span><text:span text:style-name="T2">humanly think reflect consider</text:span><text:span text:style-name="T3"> according to our/ </text:span><text:span text:style-name="T2">-ing</text:span><text:span text:style-name="T3"> finite judgment, might have lived long and enhanced/ others' happiness. <text:s/>But far be it from any/ of us to murmur, and from me to dwell on/ a single thought which might intensify grief. <text:s/>I/ stand here neither to draw forth sobs &amp; sighs, nor/ to laud &amp; panegyrize, but to counsel and to pray./ <text:s/>To the respected widow I will say: Live to/ appreciate the blessings still left for your/ enjoyment, and thank God that they remain/ within your reach. <text:s/>Many do hope that hose divine benedict-/-ions will be yours increasingly, for a long series/ of years. <text:s/>To our young friend Os...and dear Fl.... I say:/ make the widowhood of her that gave you birth,/</text:span></text:p>
      <text:p text:style-name="P6"><text:span text:style-name="T3"/></text:p>
      <text:p text:style-name="P6"><text:span text:style-name="T3">[Page 4]</text:span></text:p>
      <text:p text:style-name="P6"><text:span text:style-name="T3">free from every painful </text:span><text:span text:style-name="T2">thought</text:span><text:span text:style-name="T3"> reflection, so that in/ her be fulfilled the sentence of the Scriptures; for-/-mer troubles are forgotten, they are not remembered/ any more, nor do they come up upon the mind,/ because of </text:span><text:span text:style-name="T2">the</text:span><text:span text:style-name="T3"> present pleasures. <text:s/>And my fervent/ prayer is for H. W. A. <text:s/>The Sages of Israel have/ assured us that trials are the crucible in which/ our soul </text:span><text:span text:style-name="T2">is</text:span><text:span text:style-name="T3"> becomes purified tenfold. <text:s/>May the spirit of our/ brother, disenthralled from the chastened body,/ brightened up in a heavenly sphere, become/ imparadised in the knowledge that those who/ loved him here below, cherish a memory of/ </text:span><text:span text:style-name="T2">early</text:span><text:span text:style-name="T3"> happy days which have gone, that they firmly believe, as they/ believe in a God of Justice and truth, that his/ death on earth is life eternal among the/ saints. <text:s/>Oh! may he who was filially du-/-tiful, fraternally considerate, conjugally/ pure, paternally affectionate</text:span><text:span text:style-name="T2">ly</text:span><text:span text:style-name="T3"> be allotted/ unalloyed joys as </text:span><text:span text:style-name="T2">an Israelite</text:span><text:span text:style-name="T3"> a worshipper[sic!] of the Unity, and as a/ man, whom God made only a little </text:span><text:span text:style-name="T2">less</text:span><text:span text:style-name="T3"> lower/ than angels, to be crowned with glory and majesty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10-15T12:16:24.37</meta:creation-date>
    <meta:document-statistic meta:table-count="0" meta:image-count="0" meta:object-count="0" meta:page-count="3" meta:paragraph-count="69" meta:word-count="888" meta:character-count="5583"/>
    <dc:date>2012-10-15T13:16:07.60</dc:date>
    <dc:creator>Penn Libraries</dc:creator>
    <meta:editing-duration>PT00H11M32S</meta:editing-duration>
    <meta:editing-cycles>1</meta:editing-cycles>
    <meta:generator>OpenOffice.org/3.2$Win32 OpenOffice.org_project/320m12$Build-9483</meta:generator>
  </office:meta>
</office:document-meta>
</file>